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aae6ff" draw:fill-color="#00b4ff" fo:padding-top="-0.05cm" fo:padding-bottom="-0.05cm" fo:padding-left="-0.05cm" fo:padding-right="-0.05cm"/>
    </style:style>
    <style:style style:name="gr2" style:family="graphic" style:parent-style-name="standard">
      <style:graphic-properties svg:stroke-width="0cm" svg:stroke-color="#aae6ff" draw:fill-color="#0096d4" fo:padding-top="-0.05cm" fo:padding-bottom="-0.05cm" fo:padding-left="-0.05cm" fo:padding-right="-0.05cm"/>
    </style:style>
    <style:style style:name="gr3" style:family="graphic" style:parent-style-name="standard">
      <style:graphic-properties svg:stroke-width="0cm" svg:stroke-color="#aae6ff" draw:fill-color="#81cec7" fo:padding-top="-0.05cm" fo:padding-bottom="-0.05cm" fo:padding-left="-0.05cm" fo:padding-right="-0.05cm"/>
    </style:style>
    <style:style style:name="gr4" style:family="graphic" style:parent-style-name="standard">
      <style:graphic-properties svg:stroke-width="0cm" svg:stroke-color="#aae6ff" draw:fill-color="#005a80" fo:padding-top="-0.05cm" fo:padding-bottom="-0.05cm" fo:padding-left="-0.05cm" fo:padding-right="-0.05cm"/>
    </style:style>
    <style:style style:name="gr5" style:family="graphic" style:parent-style-name="standard">
      <style:graphic-properties svg:stroke-width="0cm" svg:stroke-color="#aae6ff" draw:fill-color="#2caca1" fo:padding-top="-0.05cm" fo:padding-bottom="-0.05cm" fo:padding-left="-0.05cm" fo:padding-right="-0.05cm"/>
    </style:style>
    <style:style style:name="gr6" style:family="graphic" style:parent-style-name="standard">
      <style:graphic-properties svg:stroke-width="0cm" svg:stroke-color="#ffffff" draw:fill-color="#ffffff" fo:padding-top="-0.05cm" fo:padding-bottom="-0.05cm" fo:padding-left="-0.05cm" fo:padding-right="-0.05cm"/>
    </style:style>
    <style:style style:name="gr7" style:family="graphic" style:parent-style-name="standard">
      <style:graphic-properties svg:stroke-width="0.04cm" svg:stroke-color="#ffffff" draw:fill="none" draw:fill-color="#ffffff" fo:padding-top="-0.03cm" fo:padding-bottom="-0.03cm" fo:padding-left="-0.03cm" fo:padding-right="-0.03cm"/>
    </style:style>
    <style:style style:name="gr8" style:family="graphic" style:parent-style-name="standard">
      <style:graphic-properties svg:stroke-width="0cm" svg:stroke-color="#e4405c" draw:fill-color="#e4405c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2.834cm" svg:y="-5cm"/>
          <draw:glue-point draw:id="5" svg:x="-4.994cm" svg:y="5cm"/>
          <draw:glue-point draw:id="6" svg:x="-5cm" svg:y="-3.767cm"/>
          <draw:glue-point draw:id="7" svg:x="-5cm" svg:y="0.616cm"/>
          <draw:glue-point draw:id="8" svg:x="5cm" svg:y="-4.969cm"/>
          <draw:glue-point draw:id="9" svg:x="5cm" svg:y="3.707cm"/>
          <draw:glue-point draw:id="10" svg:x="5cm" svg:y="-0.631cm"/>
          <draw:glue-point draw:id="11" svg:x="-0.404cm" svg:y="-0.721cm"/>
          <draw:polygon draw:style-name="gr1" draw:layer="layout" svg:width="1.466cm" svg:height="0.247cm" svg:x="0cm" svg:y="0cm" svg:viewBox="0 0 1467 248" draw:points="1467,6 1226,241 0,248 317,0">
            <text:p/>
          </draw:polygon>
          <draw:polygon draw:style-name="gr2" draw:layer="layout" svg:width="1.226cm" svg:height="1.212cm" svg:x="0cm" svg:y="0.24cm" svg:viewBox="0 0 1227 1213" draw:points="1227,1213 1227,0 0,6 0,1213">
            <text:p/>
          </draw:polygon>
          <draw:polygon draw:style-name="gr3" draw:layer="layout" svg:width="1.226cm" svg:height="0.529cm" svg:x="0cm" svg:y="1.44cm" svg:viewBox="0 0 1227 530" draw:points="0,530 1227,530 1227,0 0,0">
            <text:p/>
          </draw:polygon>
          <draw:polygon draw:style-name="gr4" draw:layer="layout" svg:width="0.248cm" svg:height="1.446cm" svg:x="1.219cm" svg:y="0.006cm" svg:viewBox="0 0 249 1447" draw:points="245,1219 249,0 0,233 0,1447">
            <text:p/>
          </draw:polygon>
          <draw:polygon draw:style-name="gr5" draw:layer="layout" svg:width="0.244cm" svg:height="0.757cm" svg:x="1.219cm" svg:y="1.212cm" svg:viewBox="0 0 245 758" draw:points="245,529 245,0 0,228 0,758">
            <text:p/>
          </draw:polygon>
          <draw:polygon draw:style-name="gr6" draw:layer="layout" svg:width="0.363cm" svg:height="0.201cm" svg:x="0.072cm" svg:y="0.745cm" svg:viewBox="0 0 364 202" draw:points="364,68 99,68 99,0 0,101 99,202 99,133 364,133">
            <text:p/>
          </draw:polygon>
          <draw:polygon draw:style-name="gr6" draw:layer="layout" svg:width="0.2cm" svg:height="0.363cm" svg:x="0.516cm" svg:y="1.027cm" svg:viewBox="0 0 201 364" draw:points="68,0 68,264 0,264 100,364 201,264 132,264 132,0 67,0">
            <text:p/>
          </draw:polygon>
          <draw:polygon draw:style-name="gr6" draw:layer="layout" svg:width="0.2cm" svg:height="0.363cm" svg:x="0.516cm" svg:y="0.309cm" svg:viewBox="0 0 201 364" draw:points="68,364 68,99 0,99 100,0 201,99 132,99 132,364 67,364">
            <text:p/>
          </draw:polygon>
          <draw:polygon draw:style-name="gr6" draw:layer="layout" svg:width="0.363cm" svg:height="0.201cm" svg:x="0.798cm" svg:y="0.745cm" svg:viewBox="0 0 364 202" draw:points="0,133 264,133 264,202 364,101 264,0 264,69 0,69 0,134">
            <text:p/>
          </draw:polygon>
          <draw:path draw:style-name="gr7" draw:layer="layout" svg:width="0.856cm" svg:height="0.853cm" svg:x="0.195cm" svg:y="0.427cm" svg:viewBox="0 0 857 854" svg:d="m847 843c-50 53-278-91-509-321-232-230-378-459-329-511s277 91 509 322c231 229 378 458 329 510">
            <text:p/>
          </draw:path>
          <draw:path draw:style-name="gr7" draw:layer="layout" svg:width="0.852cm" svg:height="0.856cm" svg:x="0.186cm" svg:y="0.425cm" svg:viewBox="0 0 853 857" svg:d="m842 9c53 50-91 278-321 509s-459 379-511 329c-51-50 92-278 322-509 229-231 458-378 510-329">
            <text:p/>
          </draw:path>
          <draw:line draw:style-name="gr7" draw:layer="layout" svg:x1="0cm" svg:y1="0.247cm" svg:x2="0.002cm" svg:y2="2.001cm">
            <text:p/>
          </draw:line>
          <draw:path draw:style-name="gr8" draw:layer="layout" svg:width="0.384cm" svg:height="0.384cm" svg:x="0.422cm" svg:y="0.649cm" svg:viewBox="0 0 385 385" svg:d="m303 350c87-61 108-181 47-268s-181-108-268-48c-87 61-108 181-48 269 61 87 181 108 269 47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Director-class Fibre Channel intelligent switch</dc:title>
    <meta:creation-date>2011-02-07T16:43:11</meta:creation-date>
    <meta:editing-duration>P0D</meta:editing-duration>
    <meta:editing-cycles>1</meta:editing-cycles>
    <meta:document-statistic meta:object-count="14"/>
    <meta:generator>OpenOffice.org/3.3$Linux OpenOffice.org_project/330m20$Build-9567</meta:generator>
  </office:meta>
</office:document-meta>
</file>